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lavička">
      <style:text-properties officeooo:rsid="00108a39" officeooo:paragraph-rsid="00108a39"/>
    </style:style>
    <style:style style:name="P2" style:family="paragraph" style:parent-style-name="text" style:list-style-name="L1"/>
    <style:style style:name="P3" style:family="paragraph" style:parent-style-name="text" style:list-style-name="L1">
      <style:text-properties officeooo:paragraph-rsid="001a5e8f"/>
    </style:style>
    <style:style style:name="P4" style:family="paragraph" style:parent-style-name="text" style:list-style-name="L1">
      <style:text-properties officeooo:rsid="00116acc" officeooo:paragraph-rsid="0018b6ca"/>
    </style:style>
    <style:style style:name="P5" style:family="paragraph" style:parent-style-name="text" style:list-style-name="L1">
      <style:text-properties officeooo:rsid="00116acc" officeooo:paragraph-rsid="00116acc"/>
    </style:style>
    <style:style style:name="P6" style:family="paragraph" style:parent-style-name="text" style:list-style-name="L1">
      <style:text-properties officeooo:rsid="00116acc" officeooo:paragraph-rsid="0019cb4d"/>
    </style:style>
    <style:style style:name="P7" style:family="paragraph" style:parent-style-name="text" style:list-style-name="L1">
      <style:text-properties officeooo:rsid="0018b6ca" officeooo:paragraph-rsid="0018b6ca"/>
    </style:style>
    <style:style style:name="P8" style:family="paragraph" style:parent-style-name="text" style:list-style-name="L1">
      <style:text-properties officeooo:rsid="0019cb4d" officeooo:paragraph-rsid="0019cb4d"/>
    </style:style>
    <style:style style:name="P9" style:family="paragraph" style:parent-style-name="text" style:list-style-name="L1">
      <style:text-properties officeooo:rsid="00130026" officeooo:paragraph-rsid="00130026"/>
    </style:style>
    <style:style style:name="P10" style:family="paragraph" style:parent-style-name="text" style:list-style-name="L1">
      <style:text-properties officeooo:rsid="001a0098" officeooo:paragraph-rsid="001a0098"/>
    </style:style>
    <style:style style:name="P11" style:family="paragraph" style:parent-style-name="text" style:list-style-name="L1">
      <style:text-properties officeooo:rsid="00139b7c" officeooo:paragraph-rsid="00139b7c"/>
    </style:style>
    <style:style style:name="P12" style:family="paragraph" style:parent-style-name="text" style:list-style-name="L1">
      <style:text-properties officeooo:rsid="00139b7c" officeooo:paragraph-rsid="00147a58"/>
    </style:style>
    <style:style style:name="P13" style:family="paragraph" style:parent-style-name="text" style:list-style-name="L1">
      <style:text-properties officeooo:rsid="001a5e8f" officeooo:paragraph-rsid="001a5e8f"/>
    </style:style>
    <style:style style:name="P14" style:family="paragraph" style:parent-style-name="text" style:list-style-name="L1">
      <style:text-properties officeooo:rsid="000f3610" officeooo:paragraph-rsid="00147a58"/>
    </style:style>
    <style:style style:name="P15" style:family="paragraph" style:parent-style-name="text" style:list-style-name="L1">
      <style:text-properties officeooo:rsid="000f380a" officeooo:paragraph-rsid="00147a58"/>
    </style:style>
    <style:style style:name="P16" style:family="paragraph" style:parent-style-name="text" style:list-style-name="L1">
      <style:text-properties style:font-name="Times New Roman" officeooo:rsid="001d6b76" officeooo:paragraph-rsid="001d6b76" style:font-size-asian="10.5pt"/>
    </style:style>
    <style:style style:name="P17" style:family="paragraph" style:parent-style-name="text">
      <style:text-properties style:font-name="Times New Roman" officeooo:rsid="001f999d" officeooo:paragraph-rsid="001f999d" style:font-size-asian="10.5pt"/>
    </style:style>
    <style:style style:name="T1" style:family="text">
      <style:text-properties officeooo:rsid="000f380a"/>
    </style:style>
    <style:style style:name="T2" style:family="text">
      <style:text-properties officeooo:rsid="00147a58"/>
    </style:style>
    <style:style style:name="T3" style:family="text">
      <style:text-properties officeooo:rsid="0018b6ca"/>
    </style:style>
    <style:style style:name="T4" style:family="text">
      <style:text-properties officeooo:rsid="0019cb4d"/>
    </style:style>
    <style:style style:name="T5" style:family="text">
      <style:text-properties officeooo:rsid="001a0098"/>
    </style:style>
    <style:style style:name="T6" style:family="text">
      <style:text-properties officeooo:rsid="001a5e8f"/>
    </style:style>
    <style:style style:name="T7" style:family="text">
      <style:text-properties officeooo:rsid="001ade36"/>
    </style:style>
    <style:style style:name="T8" style:family="text">
      <style:text-properties officeooo:rsid="001ba2f5"/>
    </style:style>
    <style:style style:name="T9" style:family="text">
      <style:text-properties officeooo:rsid="001ba922"/>
    </style:style>
    <style:style style:name="T10" style:family="text">
      <style:text-properties style:font-name="Times New Roman" officeooo:rsid="001d6b76" style:font-size-asian="10.5pt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kameron</text:p>
      <text:list xml:id="list3653506044" text:style-name="L1">
        <text:list-item>
          <text:p text:style-name="P2"/>
          <text:list>
            <text:list-item>
              <text:p text:style-name="P4">Epika, soubor <text:span text:style-name="T3">novel</text:span></text:p>
              <text:list>
                <text:list-item>
                  <text:p text:style-name="P7">kratší prozaický příběh, <text:span text:style-name="T8">pointa</text:span>, menší počet postav, jedna dějová linka</text:p>
                </text:list-item>
              </text:list>
            </text:list-item>
            <text:list-item>
              <text:p text:style-name="P5">Téma</text:p>
              <text:list>
                <text:list-item>
                  <text:p text:style-name="P5">úryvku: nemožná láska, převlek, maskování, <text:span text:style-name="T3">lstivost, zjišťování pravdy, moudrost</text:span></text:p>
                </text:list-item>
                <text:list-item>
                  <text:p text:style-name="P5">díla: <text:span text:style-name="T3">skupina deseti lidí, co utekla před morem a vypráví si příběhy, každý den si zvolí jednoho krále a ten vybere téma (příběhy o ženách, které obalamutily své muže; o lásce s nešťastným koncem), </text:span>nevěra, pomsta …</text:p>
                </text:list-item>
              </text:list>
            </text:list-item>
            <text:list-item>
              <text:p text:style-name="P4">úryvek je z třetího <text:span text:style-name="T3">dne z</text:span> druhého <text:span text:style-name="T3">příběhu </text:span><text:s/>z první poloviny. Jedná se o započetí a rozvinutí zápletky. </text:p>
            </text:list-item>
            <text:list-item>
              <text:p text:style-name="P5"><text:span text:style-name="T3">V severní Itálii (úryvek: </text:span>Hrad v <text:span text:style-name="T3">Pávii)</text:span>, 14. století</text:p>
            </text:list-item>
            <text:list-item>
              <text:p text:style-name="P6">kompozice</text:p>
              <text:list>
                <text:list-item>
                  <text:p text:style-name="P6">rámcová</text:p>
                  <text:list>
                    <text:list-item>
                      <text:p text:style-name="P8">hlavní příběh, v něm se vypráví 100 příběhu</text:p>
                    </text:list-item>
                    <text:list-item>
                      <text:p text:style-name="P5">až <text:span text:style-name="T9">3</text:span> úrovně <text:span text:style-name="T9">(</text:span>příběh o lidech, kteří ut<text:span text:style-name="T4">e</text:span>kli před morem; samotný příběh; někdy i vložený příběh).</text:p>
                    </text:list-item>
                    <text:list-item>
                      <text:p text:style-name="P8">Příběhy na sebe navazují</text:p>
                    </text:list-item>
                  </text:list>
                </text:list-item>
                <text:list-item>
                  <text:p text:style-name="P8">Kompozice příběhů většinou chronologické, na začátku příběhu <text:span text:style-name="T9">shrnutí</text:span></text:p>
                </text:list-item>
              </text:list>
            </text:list-item>
          </text:list>
        </text:list-item>
        <text:list-item>
          <text:p text:style-name="P2"><text:s/></text:p>
          <text:list>
            <text:list-item>
              <text:p text:style-name="P5">vypravěč:</text:p>
              <text:list>
                <text:list-item>
                  <text:p text:style-name="P8">u úvodu, závěru a mezi příběhy je vypravěč, příběhy vypráví postavy</text:p>
                </text:list-item>
              </text:list>
            </text:list-item>
            <text:list-item>
              <text:p text:style-name="P8">vyprávěcí způsoby, typy promluv</text:p>
              <text:list>
                <text:list-item>
                  <text:p text:style-name="P8">Er forma</text:p>
                </text:list-item>
                <text:list-item>
                  <text:p text:style-name="P8">nejvíce prostoru dáno pásmu vypravěče, mnohem méně <text:span text:style-name="T9">rozhovorů</text:span></text:p>
                </text:list-item>
                <text:list-item>
                  <text:p text:style-name="P6"><text:span text:style-name="T4">přímá</text:span> <text:span text:style-name="T2">řeč, nevlastní přímá řeč (myšlenky, které nebyly proneseny nahlas), polopřímá <text:s/>řeč </text:span></text:p>
                </text:list-item>
              </text:list>
            </text:list-item>
            <text:list-item>
              <text:p text:style-name="P9">postavy</text:p>
              <text:list>
                <text:list-item>
                  <text:p text:style-name="P10">obecně v Dekameronu</text:p>
                  <text:list>
                    <text:list-item>
                      <text:p text:style-name="P10">vychytralé, projevuje se, že jsou věřící, mladí lidé, ctižádostiví, ženy na úrovni mužů, postavy nejsou odsuzovány za morální prohřešky, u duchovních postav zdůrazněno pokrytectví a světská stránka</text:p>
                    </text:list-item>
                  </text:list>
                </text:list-item>
                <text:list-item>
                  <text:p text:style-name="P10">v úryvku (příběhu)</text:p>
                  <text:list>
                    <text:list-item>
                      <text:p text:style-name="P11">král Agilulf</text:p>
                      <text:list>
                        <text:list-item>
                          <text:p text:style-name="P11">mazaný, <text:span text:style-name="T4">vychytralí</text:span>, spravedlivý, moudrý</text:p>
                        </text:list-item>
                      </text:list>
                    </text:list-item>
                    <text:list-item>
                      <text:p text:style-name="P11">Podkoní</text:p>
                      <text:list>
                        <text:list-item>
                          <text:p text:style-name="P11"><text:span text:style-name="T9">nešťastně</text:span> zamilovaný, ušlechtilý duch, mazaný, <text:span text:style-name="T5">chytrý</text:span></text:p>
                        </text:list-item>
                      </text:list>
                    </text:list-item>
                    <text:list-item>
                      <text:p text:style-name="P12">královna</text:p>
                      <text:list>
                        <text:list-item>
                          <text:p text:style-name="P10">krásná, přitažlivá žen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"><text:span text:style-name="T6">jazykové prostředky</text:span> </text:p>
          <text:list>
            <text:list-item>
              <text:p text:style-name="P13">často Archaismy (přechodníky, inverze, …)</text:p>
            </text:list-item>
            <text:list-item>
              <text:p text:style-name="P13">opis, perifráze</text:p>
            </text:list-item>
          </text:list>
        </text:list-item>
        <text:list-item>
          <text:p text:style-name="P13">Renesanční prvky</text:p>
          <text:list>
            <text:list-item>
              <text:p text:style-name="P13">kritika církve, lidské hlouposti</text:p>
            </text:list-item>
            <text:list-item>
              <text:p text:style-name="P13">vyzdvihování chytrosti, <text:span text:style-name="T7">lstivosti</text:span></text:p>
            </text:list-item>
            <text:list-item>
              <text:p text:style-name="P13">ženy rovnocené</text:p>
            </text:list-item>
            <text:list-item>
              <text:p text:style-name="P13">snaha žít život naplno</text:p>
            </text:list-item>
          </text:list>
        </text:list-item>
        <text:list-item>
          <text:p text:style-name="P3">Giovani Boccaccio</text:p>
          <text:list>
            <text:list-item>
              <text:list>
                <text:list-item>
                  <text:p text:style-name="P14"><text:soft-page-break/>1313 – 1375</text:p>
                </text:list-item>
                <text:list-item>
                  <text:p text:style-name="P14">zakladatel novodobé prózy</text:p>
                </text:list-item>
                <text:list-item>
                  <text:p text:style-name="P14">světská témata</text:p>
                </text:list-item>
                <text:list-item>
                  <text:p text:style-name="P14">nebojí se kritika a zesměšňování církve i církevních hodnostářů</text:p>
                </text:list-item>
                <text:list-item>
                  <text:p text:style-name="P14">ironizuje chamtivost, hloupost (týká se to všecch vrstev)</text:p>
                </text:list-item>
                <text:list-item>
                  <text:p text:style-name="P14">láska, nevěra <text:span text:style-name="T1">(kterou většinou neodsuzuje)</text:span></text:p>
                </text:list-item>
                <text:list-item>
                  <text:p text:style-name="P15">ženy <text:span text:style-name="T5">rov</text:span><text:span text:style-name="T10">nocenným partnerem mužů</text:span></text:p>
                </text:list-item>
                <text:list-item>
                  <text:p text:style-name="P16">Itálie</text:p>
                </text:list-item>
                <text:list-item>
                  <text:p text:style-name="P16">Humanismus a Renezance</text:p>
                </text:list-item>
                <text:list-item>
                  <text:p text:style-name="P16">Soudobí autoři:</text:p>
                  <text:list>
                    <text:list-item>
                      <text:p text:style-name="P2">Dante Alighieri</text:p>
                      <text:list>
                        <text:list-item>
                          <text:p text:style-name="P16">Božská komedie</text:p>
                        </text:list-item>
                      </text:list>
                    </text:list-item>
                    <text:list-item>
                      <text:p text:style-name="P2">Franceso Petrarca</text:p>
                      <text:list>
                        <text:list-item>
                          <text:p text:style-name="P16">Dopisy Lauř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>ZDROJE: vlastní zápisk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199cm" fo:margin-bottom="0.199cm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499cm" fo:margin-bottom="0.199cm" loext:contextual-spacing="true" style:page-number="auto" style:shadow="none" style:writing-mode="page"/>
      <style:text-properties fo:text-transform="capitalize" fo:font-size="26pt"/>
    </style:style>
    <style:style style:name="Nadpis2" style:family="paragraph" style:parent-style-name="Nadpis1" style:next-style-name="text" style:master-page-name="">
      <style:paragraph-properties fo:margin-top="0.349cm" fo:margin-bottom="0.101cm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18-06-20T10:51:32.973000000</dc:date>
    <meta:editing-duration>PT2H15M40S</meta:editing-duration>
    <meta:editing-cycles>16</meta:editing-cycles>
    <meta:generator>LibreOffice/5.4.6.2$Windows_X86_64 LibreOffice_project/4014ce260a04f1026ba855d3b8d91541c224eab8</meta:generator>
    <meta:print-date>2018-06-11T19:44:00.271000000</meta:print-date>
    <meta:document-statistic meta:table-count="0" meta:image-count="0" meta:object-count="0" meta:page-count="2" meta:paragraph-count="56" meta:word-count="345" meta:character-count="2100" meta:non-whitespace-character-count="1856"/>
  </office:meta>
</office:document-meta>
</file>